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2728in" svg:height="6.8287in" svg:x="4.5622in" svg:y="0.4079in">
            <draw:object draw:notify-on-update-of-ranges="Sheet1.A1:Sheet1.A1 Sheet1.A2:Sheet1.A39 Sheet1.B1:Sheet1.B1 Sheet1.B2:Sheet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, mg</text:p>
          </table:table-cell>
          <table:table-cell office:value-type="string" calcext:value-type="string">
            <text:p>U_termodvoika, mV</text:p>
          </table:table-cell>
          <table:table-cell table:number-columns-repeated="2"/>
          <table:table-cell office:value-type="string" calcext:value-type="string">
            <text:p>U_SOLENOID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24V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37" calcext:value-type="float">
            <text:p>4.37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58" calcext:value-type="float">
            <text:p>9.5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.47" calcext:value-type="float">
            <text:p>10.47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.08" calcext:value-type="float">
            <text:p>11.0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.15" calcext:value-type="float">
            <text:p>12.1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.53" calcext:value-type="float">
            <text:p>12.53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.71" calcext:value-type="float">
            <text:p>12.7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.74" calcext:value-type="float">
            <text:p>12.7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.77" calcext:value-type="float">
            <text:p>12.7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.77" calcext:value-type="float">
            <text:p>12.7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82" calcext:value-type="float">
            <text:p>12.8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84" calcext:value-type="float">
            <text:p>12.8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85" calcext:value-type="float">
            <text:p>12.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3" calcext:value-type="float">
            <text:p>12.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95" calcext:value-type="float">
            <text:p>12.9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97" calcext:value-type="float">
            <text:p>12.9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7" calcext:value-type="float">
            <text:p>12.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3" calcext:value-type="float">
            <text:p>13.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6" calcext:value-type="float">
            <text:p>13.06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.13" calcext:value-type="float">
            <text:p>13.13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3.13" calcext:value-type="float">
            <text:p>13.13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3.14" calcext:value-type="float">
            <text:p>13.14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4.17" calcext:value-type="float">
            <text:p>14.17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3.17" calcext:value-type="float">
            <text:p>13.17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3.22" calcext:value-type="float">
            <text:p>13.22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3.24" calcext:value-type="float">
            <text:p>13.24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3.27" calcext:value-type="float">
            <text:p>13.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6:33:33.636987600</meta:creation-date>
    <meta:generator>LibreOffice/7.3.7.2$Linux_X86_64 LibreOffice_project/30$Build-2</meta:generator>
    <dc:date>2023-01-10T17:36:21.474945831</dc:date>
    <meta:editing-duration>PT10M47S</meta:editing-duration>
    <meta:editing-cycles>2</meta:editing-cycles>
    <meta:document-statistic meta:table-count="1" meta:cell-count="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094cm" svg:height="17.346cm" xlink:href=".." xlink:type="simple" chart:class="chart:scatter" chart:style-name="ch1">
        <chart:plot-area chart:style-name="ch2" table:cell-range-address="Sheet1.A1:Sheet1.B39" chart:data-source-has-labels="row" svg:x="0.521cm" svg:y="0.346cm" svg:width="25.052cm" svg:height="16.654cm">
          <chart:coordinate-region svg:x="0.853cm" svg:y="0.545cm" svg:width="24.348cm" svg:height="15.808cm"/>
          <chart:axis chart:dimension="x" chart:name="primary-x" chart:style-name="ch3"/>
          <chart:axis chart:dimension="y" chart:name="primary-y" chart:style-name="ch4"/>
          <chart:series chart:style-name="ch5" chart:values-cell-range-address="Sheet1.B2:Sheet1.B39" chart:label-cell-address="Sheet1.B1:Sheet1.B1" chart:class="chart:scatter">
            <chart:domain table:cell-range-address="Sheet1.A2:Sheet1.A39"/>
            <chart:data-point chart:repeated="3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_termodvoika, m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0">
                <text:p>790</text:p>
                <draw:g>
                  <svg:desc>Sheet1.A2:Sheet1.A39</svg:desc>
                </draw:g>
              </table:table-cell>
              <table:table-cell office:value-type="float" office:value="0.06">
                <text:p>0.06</text:p>
                <draw:g>
                  <svg:desc>Sheet1.B2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0">
                <text:p>8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3">
                <text:p>85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5">
                <text:p>835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8">
                <text:p>82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1">
                <text:p>841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4">
                <text:p>82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3">
                <text:p>80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">
                <text:p>81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9">
                <text:p>809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0">
                <text:p>710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3">
                <text:p>51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0">
                <text:p>4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">
                <text:p>21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">
                <text:p>176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">
                <text:p>-18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">
                <text:p>-20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">
                <text:p>-22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3">
                <text:p>-23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">
                <text:p>-25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6">
                <text:p>-26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7">
                <text:p>-2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2">
                <text:p>-32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">
                <text:p>-31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8">
                <text:p>-38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8">
                <text:p>-38</text:p>
              </table:table-cell>
              <table:table-cell office:value-type="float" office:value="13.27">
                <text:p>13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